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2.544cm" fo:min-width="11.946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2.798cm" fo:min-width="15.75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EP – C++ Precursor #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tandard Container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ite a f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ector&lt;T&gt;</text:p>
              </text:list-item>
              <text:list-item>
                <text:p>list&lt;T&gt;</text:p>
              </text:list-item>
              <text:list-item>
                <text:p>pair&lt;T, U&gt;</text:p>
              </text:list-item>
              <text:list-item>
                <text:p>tuple&lt;T, ...&gt;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cto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y to use</text:p>
              </text:list-item>
              <text:list-item>
                <text:p>Basically a safer array</text:p>
              </text:list-item>
            </text:list>
          </draw:text-box>
        </draw:frame>
        <draw:custom-shape draw:style-name="gr2" draw:text-style-name="P2" draw:layer="layout" svg:width="1.778cm" svg:height="1.778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7.012cm" svg:y="9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8.98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0.88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2.78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4.7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ndom Ac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[ N ] is unsafe</text:p>
              </text:list-item>
              <text:list-item>
                <text:p>.at(N) is bounds checked</text:p>
              </text:list-item>
              <text:list-item>
                <text:p>Contiguous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" draw:text-style-name="P3" draw:layer="layout" svg:width="12.446cm" svg:height="2.794cm" svg:x="7.874cm" svg:y="6.60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Raw memor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py into I.e OpenGL Vertex Buffer</text:p>
              </text:list-item>
            </text:list>
          </draw:text-box>
        </draw:frame>
        <draw:custom-shape draw:style-name="gr2" draw:text-style-name="P2" draw:layer="layout" svg:width="1.778cm" svg:height="1.778cm" svg:x="8.18cm" svg:y="7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0.112cm" svg:y="6.9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2.08cm" svg:y="7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3.98cm" svg:y="7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5.88cm" svg:y="7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7.88cm" svg:y="7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sadvant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 you remove one</text:p>
                <text:list>
                  <text:list-item>
                    <text:p>Whole array needs to shuffle down</text:p>
                  </text:list-item>
                </text:list>
              </text:list-item>
              <text:list-item>
                <text:p>When you add one</text:p>
                <text:list>
                  <text:list-item>
                    <text:p>Whole array potentially needs to reallocate to larger size</text:p>
                  </text:list-item>
                  <text:list-item>
                    <text:p>Prealloc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st (linked list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ss easy to use</text:p>
              </text:list-item>
              <text:list-item>
                <text:p>Adding / removing is cheap</text:p>
                <text:p/>
              </text:list-item>
            </text:list>
          </draw:text-box>
        </draw:frame>
        <draw:custom-shape draw:style-name="gr2" draw:text-style-name="P2" draw:layer="layout" svg:width="1.778cm" svg:height="1.778cm" svg:x="6.98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0.38cm" svg:y="12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2.78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6.18cm" svg:y="11.54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2cm" svg:y1="10.16cm" svg:x2="10.668cm" svg:y2="12.446cm">
          <text:p/>
        </draw:line>
        <draw:line draw:style-name="gr4" draw:text-style-name="P4" draw:layer="layout" svg:x1="11.43cm" svg:y1="12.446cm" svg:x2="13.208cm" svg:y2="9.906cm">
          <text:p/>
        </draw:line>
        <draw:line draw:style-name="gr4" draw:text-style-name="P4" draw:layer="layout" svg:x1="13.97cm" svg:y1="10.16cm" svg:x2="16.764cm" svg:y2="11.938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 random ac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’t jump specific position</text:p>
              </text:list-item>
              <text:list-item>
                <text:p>Always need to start at front (or en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5" draw:text-style-name="P3" draw:layer="layout" svg:width="16.256cm" svg:height="3.048cm" svg:x="4.572cm" svg:y="5.84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No dumping into OpenGL buffe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2" draw:text-style-name="P2" draw:layer="layout" svg:width="1.778cm" svg:height="1.778cm" svg:x="5.0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8.48cm" svg:y="9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0.8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4.28cm" svg:y="9.00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72cm" svg:y1="7.62cm" svg:x2="8.768cm" svg:y2="9.906cm">
          <text:p/>
        </draw:line>
        <draw:line draw:style-name="gr4" draw:text-style-name="P4" draw:layer="layout" svg:x1="9.53cm" svg:y1="9.906cm" svg:x2="11.308cm" svg:y2="7.366cm">
          <text:p/>
        </draw:line>
        <draw:line draw:style-name="gr4" draw:text-style-name="P4" draw:layer="layout" svg:x1="12.07cm" svg:y1="7.62cm" svg:x2="14.864cm" svg:y2="9.398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, iterators solve much of 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aster than indexes [ N ], .at(N)</text:p>
              </text:list-item>
              <text:list-item>
                <text:p>Doesn’t always jump to first position and then to N</text:p>
              </text:list-item>
              <text:list-item>
                <text:p>Pointer moves by one</text:p>
              </text:list-item>
              <text:list-item>
                <text:p>Better for cach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9:17:32.607672834</meta:creation-date>
    <dc:date>2019-10-11T15:01:31.032217466</dc:date>
    <meta:editing-duration>PT1H7M51S</meta:editing-duration>
    <meta:editing-cycles>34</meta:editing-cycles>
    <meta:generator>LibreOffice/6.1.1.2$OpenBSD_X86_64 LibreOffice_project/10$Build-2</meta:generator>
    <meta:document-statistic meta:object-count="89"/>
  </office:meta>
</office:document-meta>
</file>